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s in the witch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rbert west-reanimat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on the doors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unned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r of the dar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rror at red h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lurking fea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ts in the wall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ickman’s model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marie roge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smeric revel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ever bet the devil your hea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val portrai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urloined lett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tzengerstei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ssign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hadow-A parabl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rankenstein, or the modern prometeus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last man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invisible girl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alkner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dore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thilda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3:36:29.8408950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7-11-11T13:45:40.577120109</dc:date>
    <meta:editing-duration>P1DT8H34M31S</meta:editing-duration>
    <meta:editing-cycles>29</meta:editing-cycles>
    <meta:generator>LibreOffice/5.2.7.2$Linux_X86_64 LibreOffice_project/20m0$Build-2</meta:generator>
    <meta:document-statistic meta:table-count="1" meta:cell-count="171" meta:object-count="0"/>
  </office:meta>
</office:document-meta>
</file>